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9142" officeooo:paragraph-rsid="0018501c" style:font-weight-asian="bold" style:font-weight-complex="bold"/>
    </style:style>
    <style:style style:name="P2" style:family="paragraph" style:parent-style-name="Standard">
      <style:text-properties fo:font-weight="normal" officeooo:rsid="00149142" officeooo:paragraph-rsid="0018501c" style:font-weight-asian="normal" style:font-weight-complex="normal"/>
    </style:style>
    <style:style style:name="P3" style:family="paragraph" style:parent-style-name="Standard">
      <style:text-properties fo:color="#000000" fo:font-weight="bold" officeooo:rsid="002284af" officeooo:paragraph-rsid="002284af" style:font-weight-asian="bold" style:font-weight-complex="bold"/>
    </style:style>
    <style:style style:name="P4" style:family="paragraph" style:parent-style-name="Standard">
      <style:text-properties fo:color="#000000" fo:font-weight="normal" officeooo:rsid="00232e05" officeooo:paragraph-rsid="00232e05" style:font-weight-asian="normal" style:font-weight-complex="normal"/>
    </style:style>
    <style:style style:name="P5" style:family="paragraph" style:parent-style-name="Standard" style:list-style-name="L1">
      <style:text-properties fo:color="#996600" fo:font-weight="normal" officeooo:rsid="0023628a" officeooo:paragraph-rsid="0023628a" style:font-weight-asian="normal" style:font-weight-complex="normal"/>
    </style:style>
    <style:style style:name="P6" style:family="paragraph" style:parent-style-name="Standard" style:list-style-name="L2">
      <style:text-properties fo:color="#0066cc" fo:font-weight="normal" officeooo:rsid="0023628a" officeooo:paragraph-rsid="0023628a" style:font-weight-asian="normal" style:font-weight-complex="normal"/>
    </style:style>
    <style:style style:name="P7" style:family="paragraph" style:parent-style-name="Standard">
      <style:text-properties fo:color="#0066cc" fo:font-weight="normal" officeooo:rsid="0023628a" officeooo:paragraph-rsid="0023628a" style:font-weight-asian="normal" style:font-weight-complex="normal"/>
    </style:style>
    <style:style style:name="P8" style:family="paragraph" style:parent-style-name="Standard">
      <style:text-properties fo:color="#000000" fo:font-weight="bold" officeooo:rsid="0023628a" officeooo:paragraph-rsid="0023628a" style:font-weight-asian="bold" style:font-weight-complex="bold"/>
    </style:style>
    <style:style style:name="P9" style:family="paragraph" style:parent-style-name="Standard">
      <style:text-properties fo:color="#ff3333" fo:font-weight="bold" officeooo:rsid="0023628a" officeooo:paragraph-rsid="0023628a" style:font-weight-asian="bold" style:font-weight-complex="bold"/>
    </style:style>
    <style:style style:name="T1" style:family="text">
      <style:text-properties officeooo:rsid="0023628a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font-weight="normal" officeooo:rsid="0023a5d4" style:font-weight-asian="normal" style:font-weight-complex="normal"/>
    </style:style>
    <style:style style:name="T4" style:family="text">
      <style:text-properties officeooo:rsid="0023a5d4"/>
    </style:style>
    <style:style style:name="T5" style:family="text">
      <style:text-properties style:text-underline-style="solid" style:text-underline-width="auto" style:text-underline-color="font-color" fo:font-weight="normal" officeooo:rsid="0023a5d4" style:font-weight-asian="normal" style:font-weight-complex="normal"/>
    </style:style>
    <style:style style:name="T6" style:family="text">
      <style:text-properties style:text-underline-style="none" fo:font-weight="normal" officeooo:rsid="0023a5d4" style:font-weight-asian="normal" style:font-weight-complex="normal"/>
    </style:style>
    <style:style style:name="T7" style:family="text">
      <style:text-properties fo:color="#ff3333"/>
    </style:style>
    <style:style style:name="T8" style:family="text">
      <style:text-properties fo:color="#ff3333" style:text-underline-style="none" fo:font-weight="normal" officeooo:rsid="0023a5d4" style:font-weight-asian="normal" style:font-weight-complex="normal"/>
    </style:style>
    <style:style style:name="T9" style:family="text">
      <style:text-properties fo:color="#ff3333" fo:font-weight="normal" officeooo:rsid="0023a5d4" style:font-weight-asian="normal" style:font-weight-complex="normal"/>
    </style:style>
    <style:style style:name="T10" style:family="text">
      <style:text-properties fo:color="#ff3333" officeooo:rsid="0023a5d4"/>
    </style:style>
    <style:style style:name="T11" style:family="text">
      <style:text-properties style:text-position="super 58%" fo:font-weight="normal" officeooo:rsid="0023a5d4" style:font-weight-asian="normal" style:font-weight-complex="normal"/>
    </style:style>
    <style:style style:name="T12" style:family="text">
      <style:text-properties style:text-position="0% 100%" fo:font-weight="normal" officeooo:rsid="0023a5d4" style:font-weight-asian="normal" style:font-weight-complex="normal"/>
    </style:style>
    <style:style style:name="T13" style:family="text">
      <style:text-properties style:text-position="0% 100%" style:text-underline-style="solid" style:text-underline-width="auto" style:text-underline-color="font-color" fo:font-weight="normal" officeooo:rsid="0023a5d4" style:font-weight-asian="normal" style:font-weight-complex="normal"/>
    </style:style>
    <style:style style:name="T14" style:family="text">
      <style:text-properties style:text-position="0% 100%" style:text-underline-style="none" fo:font-weight="normal" officeooo:rsid="0023a5d4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<text:span text:style-name="T1">3</text:span>L<text:span text:style-name="T1">5</text:span> Notes</text:p>
      <text:p text:style-name="P1"/>
      <text:p text:style-name="P2">Objectives:</text:p>
      <text:list xml:id="list1287193677867372888" text:style-name="L1">
        <text:list-item>
          <text:p text:style-name="P5">Describe how to express the rate of a chemical reaction.</text:p>
        </text:list-item>
        <text:list-item>
          <text:p text:style-name="P5">Identify four factors that influence the rate of a chemical reaction.</text:p>
        </text:list-item>
      </text:list>
      <text:p text:style-name="P2"/>
      <text:p text:style-name="P2">Key Concepts:</text:p>
      <text:list xml:id="list5145969885687555602" text:style-name="L2">
        <text:list-item>
          <text:p text:style-name="P6">How is the rate of a chemical change expressed?</text:p>
        </text:list-item>
        <text:list-item>
          <text:p text:style-name="P6">What four factors influence the rate of a chemical reaction?</text:p>
        </text:list-item>
      </text:list>
      <text:p text:style-name="P7"/>
      <text:p text:style-name="P9">Increase in temperature – <text:span text:style-name="T2">A higher kinetic energy increases the contact between reactant particles. Increased contact leads to a higher likelihood of a reaction occurring.</text:span></text:p>
      <text:p text:style-name="P9"/>
      <text:p text:style-name="P9">Increase in surface area – <text:span text:style-name="T2">An increase in surface area leads to more potential reactant particle interaction. More interaction leads to a higher likelihood of a reaction occurring.</text:span></text:p>
      <text:p text:style-name="P9"/>
      <text:p text:style-name="P9">Increase in concentration of reactants – <text:span text:style-name="T2">Higher concentrations provide more opportunities for reactants to come in contact with one another.</text:span></text:p>
      <text:p text:style-name="P9"/>
      <text:p text:style-name="P9">The presence of a catalyst – <text:span text:style-name="T2">A catalyst is a substance that speeds up the conversion of reactants into products without being changed itself.</text:span></text:p>
      <text:p text:style-name="P7"/>
      <text:p text:style-name="P7"/>
      <text:p text:style-name="P8">Rate</text:p>
      <text:p text:style-name="P8"/>
      <text:p text:style-name="P8"><text:tab/><text:span text:style-name="T3">A </text:span><text:span text:style-name="T5">rate</text:span><text:span text:style-name="T6"> is a measure of the speed of any change that occurs within an interval of time.</text:span></text:p>
      <text:p text:style-name="P8"><text:span text:style-name="T6"/></text:p>
      <text:p text:style-name="P8"><text:span text:style-name="T6"><text:tab/></text:span><text:span text:style-name="T8">In chemistry, the rate of chemical change or the reaction rate is usually expressed as the amount <text:tab/>of reactant changing per unit time.</text:span></text:p>
      <text:p text:style-name="P8"/>
      <text:p text:style-name="P8">..</text:p>
      <text:p text:style-name="P8"/>
      <text:p text:style-name="P8">Collision Theory</text:p>
      <text:p text:style-name="P8"/>
      <text:p text:style-name="P8"><text:tab/><text:span text:style-name="T3">Atoms, ions, and molecules can react to form products when they collide with one another, <text:tab/>provided that the colliding particles have enough kinetic energy.</text:span><text:tab/></text:p>
      <text:p text:style-name="P8"/>
      <text:p text:style-name="P8">..</text:p>
      <text:p text:style-name="P8"/>
      <text:p text:style-name="P8">Activation Energy</text:p>
      <text:p text:style-name="P8"/>
      <text:p text:style-name="P8"><text:tab/><text:span text:style-name="T3">The minimum energy that colliding particles must have in order to readct is called the </text:span><text:span text:style-name="T5">activation </text:span><text:span text:style-name="T6"><text:tab/></text:span><text:span text:style-name="T5">energy</text:span><text:span text:style-name="T6">.</text:span></text:p>
      <text:p text:style-name="P8"/>
      <text:p text:style-name="P8">..</text:p>
      <text:p text:style-name="P8"/>
      <text:p text:style-name="P8"/>
      <text:p text:style-name="P8"/>
      <text:p text:style-name="P8"><text:soft-page-break/>Activated Complex</text:p>
      <text:p text:style-name="P8"/>
      <text:p text:style-name="P8"><text:tab/><text:span text:style-name="T3">An </text:span><text:span text:style-name="T5">activated complex</text:span><text:span text:style-name="T6"> is an unstable arrangement of atoms that forms momentarily at the peak <text:tab/>of the activation-energy barrier. An activated complex forms only if the colliding particles have <text:tab/>sufficient energy and if the atoms are oriented properly.</text:span><text:tab/></text:p>
      <text:p text:style-name="P8"/>
      <text:p text:style-name="P8">..</text:p>
      <text:p text:style-name="P8"/>
      <text:p text:style-name="P8">Transition State</text:p>
      <text:p text:style-name="P8"/>
      <text:p text:style-name="P8"><text:tab/><text:span text:style-name="T3">The lifetime of an activated complex is typically about 10</text:span><text:span text:style-name="T11">-13</text:span><text:span text:style-name="T12"> s. Thus the activated complex is <text:tab/>sometimes called the </text:span><text:span text:style-name="T13">transition state</text:span><text:span text:style-name="T14">.</text:span><text:tab/></text:p>
      <text:p text:style-name="P8"/>
      <text:p text:style-name="P8">..</text:p>
      <text:p text:style-name="P8"/>
      <text:p text:style-name="P8"><text:tab/><text:span text:style-name="T10">The rate of a chemical reaction depends upon temperature, concentration, particle size, <text:tab/>and the use of a catalyst.</text:span></text:p>
      <text:p text:style-name="P8"/>
      <text:p text:style-name="P8">Inhibitor</text:p>
      <text:p text:style-name="P8"/>
      <text:p text:style-name="P8"><text:tab/><text:span text:style-name="T3">An </text:span><text:span text:style-name="T5">inhibitor</text:span><text:span text:style-name="T6"> is a substance that interferes with the action of a catalyst.</text:span></text:p>
      <text:p text:style-name="P8"/>
      <text:p text:style-name="P8">..</text:p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3:14:47.832221807</meta:creation-date>
    <dc:date>2016-04-13T11:55:29.330132375</dc:date>
    <meta:editing-duration>PT20H44M33S</meta:editing-duration>
    <meta:editing-cycles>15</meta:editing-cycles>
    <meta:generator>LibreOffice/4.4.7.2$Linux_X86_64 LibreOffice_project/40$Build-2</meta:generator>
    <meta:document-statistic meta:table-count="0" meta:image-count="0" meta:object-count="0" meta:page-count="2" meta:paragraph-count="31" meta:word-count="330" meta:character-count="2058" meta:non-whitespace-character-count="1741"/>
  </office:meta>
</office:document-meta>
</file>